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264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423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83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23bc"/>
    </style:style>
    <style:style style:name="T2" style:family="text">
      <style:text-properties officeooo:rsid="000832c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verage value:</text:p>
            <text:p text:style-name="P2"/>
            <text:p text:style-name="P2"><draw:frame draw:style-name="fr1" draw:name="Object1" text:anchor-type="as-char" svg:y="-0.1854in" svg:width="1.2819in" svg:height="0.2547in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verage squared value:</text:p>
            <text:p text:style-name="P2"/>
            <text:p text:style-name="P2"><draw:frame draw:style-name="fr1" draw:name="Object2" text:anchor-type="as-char" svg:y="-0.1854in" svg:width="1.3827in" svg:height="0.254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<text:span text:style-name="T1">Variance</text:span>:</text:p>
            <text:p text:style-name="P2"/>
            <text:p text:style-name="P2"><draw:frame draw:style-name="fr1" draw:name="Object3" text:anchor-type="as-char" svg:y="-0.1854in" svg:width="1.7484in" svg:height="0.254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<text:span text:style-name="T1">Autocorrelation function</text:span>:</text:p>
            <text:p text:style-name="P3"/>
            <text:p text:style-name="P3"><draw:frame draw:style-name="fr1" draw:name="Object4" text:anchor-type="as-char" svg:y="-0.272in" svg:width="2.4173in" svg:height="0.4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P3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<text:span text:style-name="T2">Cross-correlation function</text:span>:</text:p>
            <text:p text:style-name="P4"/>
            <text:p text:style-name="P4"><draw:frame draw:style-name="fr1" draw:name="Object5" text:anchor-type="as-char" svg:y="-0.272in" svg:width="2.4457in" svg:height="0.4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9:19:35.137859632</meta:creation-date>
    <dc:date>2019-10-15T09:36:42.765537350</dc:date>
    <meta:editing-duration>PT17M5S</meta:editing-duration>
    <meta:editing-cycles>9</meta:editing-cycles>
    <meta:generator>LibreOffice/6.1.5.2$Linux_X86_64 LibreOffice_project/10$Build-2</meta:generator>
    <meta:document-statistic meta:table-count="1" meta:image-count="0" meta:object-count="5" meta:page-count="1" meta:paragraph-count="10" meta:word-count="10" meta:character-count="97" meta:non-whitespace-character-count="92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row>
          <mrow>
            <msubsup>
              <mo stretchy="false">∫</mo>
              <mrow>
                <mo stretchy="false">−</mo>
                <mi mathvariant="normal">∞</mi>
              </mrow>
              <mi mathvariant="normal">∞</mi>
            </msubsup>
            <mi>x</mi>
          </mrow>
          <mo stretchy="false">⋅</mo>
          <mi>w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overline{ x } = int_{-infty}^infty x cdot w(x) dx</annotation>
  </semantics>
</math>
</file>

<file path=Object 2/content.xml><?xml version="1.0" encoding="utf-8"?>
<math xmlns="http://www.w3.org/1998/Math/MathML" display="block">
  <semantics>
    <mrow>
      <mrow>
        <mover accent="true">
          <msup>
            <mi>x</mi>
            <mn>2</mn>
          </msup>
          <mo>¯</mo>
        </mover>
        <mo stretchy="false">=</mo>
        <mrow>
          <mrow>
            <msubsup>
              <mo stretchy="false">∫</mo>
              <mrow>
                <mo stretchy="false">−</mo>
                <mi mathvariant="normal">∞</mi>
              </mrow>
              <mi mathvariant="normal">∞</mi>
            </msubsup>
            <msup>
              <mi>x</mi>
              <mn>2</mn>
            </msup>
          </mrow>
          <mo stretchy="false">⋅</mo>
          <mi>w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overline{ x^2 } = int_{-infty}^infty x^2 cdot w(x) dx</annotation>
  </semantics>
</math>
</file>

<file path=Object 3/content.xml><?xml version="1.0" encoding="utf-8"?>
<math xmlns="http://www.w3.org/1998/Math/MathML" display="block">
  <semantics>
    <mrow>
      <mrow>
        <msup>
          <mi>σ</mi>
          <mn>2</mn>
        </msup>
        <mo stretchy="false">=</mo>
        <mrow>
          <mrow>
            <msubsup>
              <mo stretchy="false">∫</mo>
              <mrow>
                <mo stretchy="false">−</mo>
                <mi mathvariant="normal">∞</mi>
              </mrow>
              <mi mathvariant="normal">∞</mi>
            </msubsup>
            <msup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>¯</mo>
                    </mover>
                  </mrow>
                </mrow>
                <mo fence="true" stretchy="false">)</mo>
              </mrow>
              <mn>2</mn>
            </msup>
          </mrow>
          <mo stretchy="false">⋅</mo>
          <mi>w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%sigma ^2 = int_{-infty}^infty (x-overline{x})^2 cdot w(x) dx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R</mi>
              <mi mathvariant="italic">ff</mi>
            </msub>
            <mrow>
              <mrow>
                <mo fence="true" stretchy="false">(</mo>
                <mrow>
                  <mi>τ</mi>
                </mrow>
                <mo fence="true" stretchy="false">)</mo>
              </mrow>
              <mo stretchy="false">=</mo>
              <mover accent="true"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f</mi>
                  <mrow>
                    <mo fence="true" stretchy="false">(</mo>
                    <mrow>
                      <mrow>
                        <mi>t</mi>
                        <mo stretchy="false">+</mo>
                        <mi>τ</mi>
                      </mrow>
                    </mrow>
                    <mo fence="true" stretchy="false">)</mo>
                  </mrow>
                </mrow>
                <mo>¯</mo>
              </mover>
            </mrow>
            <mtext> = </mtext>
          </mrow>
        </mtd>
      </mtr>
      <mtr>
        <mtd>
          <mrow>
            <mtext> = </mtext>
            <mrow>
              <msubsup>
                <mo stretchy="false">∫</mo>
                <mrow>
                  <mo stretchy="false">−</mo>
                  <mi mathvariant="normal">∞</mi>
                </mrow>
                <mi mathvariant="normal">∞</mi>
              </msubsup>
              <mrow>
                <msubsup>
                  <mo stretchy="false">∫</mo>
                  <mrow>
                    <mo stretchy="false">−</mo>
                    <mi mathvariant="normal">∞</mi>
                  </mrow>
                  <mi mathvariant="normal">∞</mi>
                </msubsup>
                <msub>
                  <mi>x</mi>
                  <mn>1</mn>
                </msub>
              </mrow>
            </mrow>
            <msub>
              <mi>x</mi>
              <mn>2</mn>
            </msub>
            <mi>w</mi>
            <mrow>
              <mo fence="true" stretchy="false">(</mo>
              <mrow>
                <mrow>
                  <msub>
                    <mi>x</mi>
                    <mn>1,</mn>
                  </msub>
                  <msub>
                    <mi>x</mi>
                    <mn>2</mn>
                  </msub>
                  <mi>;</mi>
                  <mi>τ</mi>
                </mrow>
              </mrow>
              <mo fence="true" stretchy="false">)</mo>
            </mrow>
            <msub>
              <mi mathvariant="italic">dx</mi>
              <mn>1</mn>
            </msub>
            <msub>
              <mi mathvariant="italic">dx</mi>
              <mn>2</mn>
            </msub>
          </mrow>
        </mtd>
      </mtr>
    </mtable>
    <annotation encoding="StarMath 5.0">R_ff(%tau) = overline{f(t) f(t+%tau)} " = "newline " = " int_{-infty}^infty int_{-infty}^infty x_1 x_2 w(x_1, x_2; %tau) dx_1 dx_2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R</mi>
              <mi mathvariant="italic">fg</mi>
            </msub>
            <mrow>
              <mrow>
                <mo fence="true" stretchy="false">(</mo>
                <mrow>
                  <mi>τ</mi>
                </mrow>
                <mo fence="true" stretchy="false">)</mo>
              </mrow>
              <mo stretchy="false">=</mo>
              <mover accent="true"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g</mi>
                  <mrow>
                    <mo fence="true" stretchy="false">(</mo>
                    <mrow>
                      <mrow>
                        <mi>t</mi>
                        <mo stretchy="false">+</mo>
                        <mi>τ</mi>
                      </mrow>
                    </mrow>
                    <mo fence="true" stretchy="false">)</mo>
                  </mrow>
                </mrow>
                <mo>¯</mo>
              </mover>
            </mrow>
            <mtext> = </mtext>
          </mrow>
        </mtd>
      </mtr>
      <mtr>
        <mtd>
          <mrow>
            <mtext> = </mtext>
            <mrow>
              <msubsup>
                <mo stretchy="false">∫</mo>
                <mrow>
                  <mo stretchy="false">−</mo>
                  <mi mathvariant="normal">∞</mi>
                </mrow>
                <mi mathvariant="normal">∞</mi>
              </msubsup>
              <mrow>
                <msubsup>
                  <mo stretchy="false">∫</mo>
                  <mrow>
                    <mo stretchy="false">−</mo>
                    <mi mathvariant="normal">∞</mi>
                  </mrow>
                  <mi mathvariant="normal">∞</mi>
                </msubsup>
                <msub>
                  <mi>x</mi>
                  <mn>1</mn>
                </msub>
              </mrow>
            </mrow>
            <msub>
              <mi>y</mi>
              <mn>2</mn>
            </msub>
            <mi>w</mi>
            <mrow>
              <mo fence="true" stretchy="false">(</mo>
              <mrow>
                <mrow>
                  <msub>
                    <mi>x</mi>
                    <mn>1,</mn>
                  </msub>
                  <msub>
                    <mi>y</mi>
                    <mn>2</mn>
                  </msub>
                  <mi>;</mi>
                  <mi>τ</mi>
                </mrow>
              </mrow>
              <mo fence="true" stretchy="false">)</mo>
            </mrow>
            <msub>
              <mi mathvariant="italic">dx</mi>
              <mn>1</mn>
            </msub>
            <msub>
              <mi mathvariant="italic">dy</mi>
              <mn>2</mn>
            </msub>
          </mrow>
        </mtd>
      </mtr>
    </mtable>
    <annotation encoding="StarMath 5.0">R_fg(%tau) = overline{f(t) g(t+%tau)} " = "newline " = " int_{-infty}^infty int_{-infty}^infty x_1 y_2 w(x_1, y_2; %tau) dx_1 dy_2</annotation>
  </semantics>
</math>
</file>